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ce959" officeooo:paragraph-rsid="001ce959" style:font-size-asian="21pt" style:font-size-complex="24pt"/>
    </style:style>
    <style:style style:name="P2" style:family="paragraph" style:parent-style-name="Standard">
      <style:text-properties style:font-name="Purisa" fo:font-size="10pt" officeooo:rsid="001ce959" officeooo:paragraph-rsid="001ce959" style:font-size-asian="8.75pt" style:font-size-complex="10pt"/>
    </style:style>
    <style:style style:name="P3" style:family="paragraph" style:parent-style-name="Preformatted_20_Text">
      <style:text-properties style:font-name="Purisa" fo:font-size="10pt" officeooo:rsid="001ce959" officeooo:paragraph-rsid="001ce959" style:font-size-asian="8.75pt" style:font-size-complex="10pt"/>
    </style:style>
    <style:style style:name="P4" style:family="paragraph" style:parent-style-name="Preformatted_20_Text">
      <style:text-properties style:font-name="Purisa" fo:font-size="10pt" officeooo:rsid="001f5d97" officeooo:paragraph-rsid="001f5d97" style:font-size-asian="8.75pt" style:font-size-complex="10pt"/>
    </style:style>
    <style:style style:name="P5" style:family="paragraph" style:parent-style-name="Preformatted_20_Text">
      <style:text-properties style:font-name="Purisa" fo:font-size="10pt" officeooo:rsid="001f72d3" officeooo:paragraph-rsid="001f72d3" style:font-size-asian="8.75pt" style:font-size-complex="10pt"/>
    </style:style>
    <style:style style:name="P6" style:family="paragraph" style:parent-style-name="Preformatted_20_Text">
      <style:text-properties style:font-name="Purisa" fo:font-size="10pt" officeooo:rsid="001fb22a" officeooo:paragraph-rsid="001fb22a" style:font-size-asian="8.75pt" style:font-size-complex="10pt"/>
    </style:style>
    <style:style style:name="P7" style:family="paragraph" style:parent-style-name="Preformatted_20_Text">
      <style:text-properties style:font-name="Purisa" fo:font-size="10pt" fo:font-weight="bold" officeooo:rsid="001ce959" officeooo:paragraph-rsid="001ce959" style:font-size-asian="8.75pt" style:font-weight-asian="bold" style:font-size-complex="10pt" style:font-weight-complex="bold"/>
    </style:style>
    <style:style style:name="P8" style:family="paragraph" style:parent-style-name="Preformatted_20_Text">
      <style:text-properties style:font-name="Purisa" fo:font-size="10pt" fo:font-weight="normal" officeooo:rsid="001ce959" officeooo:paragraph-rsid="001ce959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color="#000000" style:font-name="Purisa" fo:font-size="10pt" style:text-underline-style="none" officeooo:rsid="00219b3f" officeooo:paragraph-rsid="00219b3f" style:font-size-asian="8.75pt" style:font-size-complex="10pt"/>
    </style:style>
    <style:style style:name="P10" style:family="paragraph" style:parent-style-name="Preformatted_20_Text">
      <style:text-properties fo:color="#000000" style:font-name="Purisa" fo:font-size="10pt" style:text-underline-style="none" officeooo:rsid="001fb22a" officeooo:paragraph-rsid="001fb22a" style:font-size-asian="8.75pt" style:font-size-complex="10pt"/>
    </style:style>
    <style:style style:name="P11" style:family="paragraph" style:parent-style-name="Preformatted_20_Text">
      <style:text-properties fo:color="#000000" style:font-name="Purisa" fo:font-size="10pt" style:text-underline-style="none" officeooo:rsid="001fb22a" officeooo:paragraph-rsid="001f72d3" style:font-size-asian="8.75pt" style:font-size-complex="10pt"/>
    </style:style>
    <style:style style:name="P12" style:family="paragraph" style:parent-style-name="Preformatted_20_Text">
      <style:text-properties fo:color="#000000" style:font-name="Purisa" fo:font-size="10pt" style:text-underline-style="none" officeooo:rsid="001fb22a" officeooo:paragraph-rsid="001fb22a" fo:background-color="#ffff00" style:font-size-asian="8.75pt" style:font-size-complex="10pt"/>
    </style:style>
    <style:style style:name="P13" style:family="paragraph" style:parent-style-name="Preformatted_20_Text">
      <style:text-properties fo:color="#800000" style:font-name="Purisa" fo:font-size="10pt" style:text-underline-style="solid" style:text-underline-width="auto" style:text-underline-color="font-color" fo:font-weight="bold" officeooo:rsid="001fb22a" officeooo:paragraph-rsid="001fb22a" fo:background-color="#99ffff" style:font-size-asian="8.75pt" style:font-weight-asian="bold" style:font-size-complex="10pt" style:font-weight-complex="bold"/>
    </style:style>
    <style:style style:name="P14" style:family="paragraph" style:parent-style-name="Preformatted_20_Text">
      <style:text-properties fo:color="#000000" style:font-name="Purisa" fo:font-size="10pt" style:text-underline-style="none" officeooo:rsid="00219b3f" officeooo:paragraph-rsid="0025c4c8" style:font-size-asian="8.75pt" style:font-size-complex="10pt"/>
    </style:style>
    <style:style style:name="T1" style:family="text">
      <style:text-properties officeooo:rsid="001d5ea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 fo:background-color="#ccffcc" loext:char-shading-value="0"/>
    </style:style>
    <style:style style:name="T4" style:family="text">
      <style:text-properties fo:color="#ff3333" style:text-underline-style="solid" style:text-underline-width="auto" style:text-underline-color="font-color" fo:font-weight="normal" fo:background-color="#99ffcc" loext:char-shading-value="0" style:font-weight-asian="normal" style:font-weight-complex="normal"/>
    </style:style>
    <style:style style:name="T5" style:family="text">
      <style:text-properties fo:color="#ff3333" style:text-underline-style="none"/>
    </style:style>
    <style:style style:name="T6" style:family="text">
      <style:text-properties fo:color="#ff3333" style:text-underline-style="none" fo:font-weight="bold" fo:background-color="#33ff99" loext:char-shading-value="0" style:font-weight-asian="bold" style:font-weight-complex="bold"/>
    </style:style>
    <style:style style:name="T7" style:family="text">
      <style:text-properties fo:color="#ff3333" fo:font-weight="bold" fo:background-color="#ff99ff" loext:char-shading-value="0" style:font-weight-asian="bold" style:font-weight-complex="bold"/>
    </style:style>
    <style:style style:name="T8" style:family="text">
      <style:text-properties fo:color="#ff3333" fo:font-weight="bold" fo:background-color="#ffccff" loext:char-shading-value="0" style:font-weight-asian="bold" style:font-weight-complex="bold"/>
    </style:style>
    <style:style style:name="T9" style:family="text">
      <style:text-properties fo:color="#ff3333" fo:font-weight="bold" officeooo:rsid="001f72d3" fo:background-color="#33ff99" loext:char-shading-value="0" style:font-weight-asian="bold" style:font-weight-complex="bold"/>
    </style:style>
    <style:style style:name="T10" style:family="text">
      <style:text-properties fo:color="#ff3333" fo:background-color="#ccffcc" loext:char-shading-value="0"/>
    </style:style>
    <style:style style:name="T11" style:family="text">
      <style:text-properties officeooo:rsid="001f5d97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1f5d97"/>
    </style:style>
    <style:style style:name="T14" style:family="text">
      <style:text-properties fo:color="#000000" style:text-underline-style="none" officeooo:rsid="001fb22a"/>
    </style:style>
    <style:style style:name="T15" style:family="text">
      <style:text-properties fo:color="#000000" style:text-underline-style="none" officeooo:rsid="00219b3f"/>
    </style:style>
    <style:style style:name="T16" style:family="text">
      <style:text-properties fo:color="#000000" style:text-underline-style="none" fo:background-color="#ffff00" loext:char-shading-value="0"/>
    </style:style>
    <style:style style:name="T17" style:family="text">
      <style:text-properties officeooo:rsid="001f72d3"/>
    </style:style>
    <style:style style:name="T18" style:family="text">
      <style:text-properties officeooo:rsid="001fb22a"/>
    </style:style>
    <style:style style:name="T19" style:family="text">
      <style:text-properties fo:color="#800000" style:text-underline-style="solid" style:text-underline-width="auto" style:text-underline-color="font-color" fo:font-weight="bold" fo:background-color="#ff99ff" loext:char-shading-value="0" style:font-weight-asian="bold" style:font-weight-complex="bold"/>
    </style:style>
    <style:style style:name="T20" style:family="text">
      <style:text-properties fo:color="#800000" style:text-underline-style="solid" style:text-underline-width="auto" style:text-underline-color="font-color" fo:font-weight="bold" officeooo:rsid="001d5eaf" fo:background-color="#ff99ff" loext:char-shading-value="0" style:font-weight-asian="bold" style:font-weight-complex="bold"/>
    </style:style>
    <style:style style:name="T21" style:family="text">
      <style:text-properties fo:color="#800000" style:text-underline-style="solid" style:text-underline-width="auto" style:text-underline-color="font-color" fo:font-weight="bold" officeooo:rsid="001f5d97" fo:background-color="#ff99ff" loext:char-shading-value="0" style:font-weight-asian="bold" style:font-weight-complex="bold"/>
    </style:style>
    <style:style style:name="T22" style:family="text">
      <style:text-properties fo:color="#800000" style:text-underline-style="solid" style:text-underline-width="auto" style:text-underline-color="font-color" fo:font-weight="bold" fo:background-color="#33ff99" loext:char-shading-value="0" style:font-weight-asian="bold" style:font-weight-complex="bold"/>
    </style:style>
    <style:style style:name="T23" style:family="text">
      <style:text-properties fo:color="#800000" style:text-underline-style="solid" style:text-underline-width="auto" style:text-underline-color="font-color" fo:font-weight="bold" fo:background-color="#ffffcc" loext:char-shading-value="0" style:font-weight-asian="bold" style:font-weight-complex="bold"/>
    </style:style>
    <style:style style:name="T24" style:family="text">
      <style:text-properties fo:color="#800000" fo:font-weight="bold" fo:background-color="#ff99ff" loext:char-shading-value="0" style:font-weight-asian="bold" style:font-weight-complex="bold"/>
    </style:style>
    <style:style style:name="T25" style:family="text">
      <style:text-properties fo:color="#800000" fo:font-weight="bold" fo:background-color="#ffffcc" loext:char-shading-value="0" style:font-weight-asian="bold" style:font-weight-complex="bold"/>
    </style:style>
    <style:style style:name="T26" style:family="text">
      <style:text-properties fo:color="#800000" style:text-underline-style="none" fo:background-color="#ffffcc" loext:char-shading-value="0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afelce</text:p>
      <text:p text:style-name="P2">Emerge dalle acque infestate sotto le scogliere degli Altomaglio, diffondendo crescite fungine che inghiottiranno la spiaggia se lasciate a se stanti. I personaggi devono usare i <text:span text:style-name="T4">LANCIAFIAMME</text:span> disponibili per mantenere il <text:span text:style-name="T24">Muschio Striciante</text:span> sotto controllo e contemporaneamente sconfiggere i funghi ostili che Sporafelce lascia sulla sua scia.</text:p>
      <text:p text:style-name="P3">Se sei un dps ranged, è necessario <text:span text:style-name="T1">che tu </text:span>pren<text:span text:style-name="T1">da</text:span> <text:span text:style-name="T1">il lanciafiamme</text:span>. Non solo è divertente <text:span text:style-name="T1">usarlo</text:span> per bruciare il muschio strisciante <text:span text:style-name="T1">durante il combattimento</text:span> <text:span text:style-name="T1">t</text:span>i dà <text:span text:style-name="T1">anche </text:span>un buff <text:span text:style-name="T1">al dps</text:span>. <text:span text:style-name="T1">Insomma divertiti ad usarlo.</text:span></text:p>
      <text:p text:style-name="P3"><text:bookmark text:name="tw-target-text"/>Quindi, come si è detto <text:span text:style-name="T1">si deve prestare moltissima attenzione al </text:span><text:span text:style-name="T20">MUSCHIO STRISCIANTE</text:span> che coprirà il pavimento. <text:span text:style-name="T1">S</text:span>e ti trovi <text:span text:style-name="T1">dentro il muschio questo, non solo ti infliggerà dei danni natura (35000 in modalità eroica)</text:span>, <text:span text:style-name="T1">ma t</text:span>i <text:span text:style-name="T1">ridurrà la velocità di movimento del 50%</text:span>. Ancora peggio <text:s/>qualsiasi nemico in questo muschio sarà guarito del 2% della loro salute <text:span text:style-name="T1">massima</text:span> ogni 2 secondi. <text:span text:style-name="T1">L'unica cosa da fare è guardare bene dove si mettono i piedi! </text:span>si levano in pie<text:span text:style-name="T1">di</text:span>. <text:span text:style-name="T1">Anche Sporafelce viene curato dal muschio, quindi i giocatori che useranno i lanciafiamme devono mantenere il campo di gioco il più pulito possibile.</text:span> Per non parlare dei <text:span text:style-name="T1">tank che </text:span>devono essere <text:span text:style-name="T1">veloci a </text:span>posiziona<text:span text:style-name="T1">re</text:span> e<text:span text:style-name="T1">d </text:span>evitare <text:span text:style-name="T1">il muschio</text:span>, se un lanciafiamme non gestisce <text:span text:style-name="T1">bene la zona dove stanno tankando.</text:span></text:p>
      <text:p text:style-name="P3"/>
      <text:p text:style-name="P3"><text:bookmark text:name="tw-target-text1"/>P<text:span text:style-name="T1">er quanto riguarda i tank c'è una meccanica di questo combattimento a cui devono stare particolarmente attenti</text:span>. <text:span text:style-name="T11">Il boss mette un piccolo DOT che si accumula chiamato </text:span><text:span text:style-name="T21">PUTREFAZIONE:</text:span><text:span text:style-name="T11"> infligge danni natura (in modalità eroica 6.795 ogni secondo) e un DOT più grande il </text:span><text:span text:style-name="T21">SOFFIO NECROTICO:</text:span><text:span text:style-name="T13"> infligge ingenti danni natura (in modalità eroica 30.000) a tutti i nemici frontali e riduce le cure ricevute del </text:span>99 %. <text:span text:style-name="T18">L'off tank si deve spostare velocemente.</text:span> Fondamentalmente non <text:span text:style-name="T11">arrivano cure se le stack sono troppo alte</text:span>. Insieme, quest<text:span text:style-name="T11">i</text:span> due debuff <text:span text:style-name="T11">metteranno alla prova la capacità di cura degi healer.</text:span> Per la maggior parte <text:span text:style-name="T11">del fight</text:span>, i <text:span text:style-name="T11">due tank si devono </text:span>scambiare rapidamente <text:span text:style-name="T11">il boss</text:span>.</text:p>
      <text:p text:style-name="P4">Al combattimento si unirà un add: il <text:span text:style-name="T23">MANGIATORE DI CARNE FUNGINO</text:span><text:span text:style-name="T12"> che consuma la carne del nemico per aumentare i danni inflitti del 10%. Aumenta sia la velocità di attacco sia il lancio d'incantesimi del 10%. Si accumula. </text:span></text:p>
      <text:p text:style-name="P3"><text:span text:style-name="T11">Lancia </text:span><text:span text:style-name="T21">DECADENZA</text:span> che fa circa 100k <text:span text:style-name="T11">a </text:span>tutto il raid, quindi è necessario tenerlo vicino e <text:span text:style-name="T11">tutti i giocatori devono focussarlo</text:span> <text:span text:style-name="T11">per riuscire a killarlo il prima possibile. </text:span>Naturalmente, una volta che <text:span text:style-name="T11">ci </text:span>si scambia <text:span text:style-name="T11">il boss</text:span> per il Respiro <text:span text:style-name="T11">N</text:span>ecrotico <text:span text:style-name="T11">deve essere tauntato anche l'add. I</text:span> Melee dovreb<text:span text:style-name="T17">bero focussare l'add</text:span> e <text:span text:style-name="T17">a</text:span> rotazione in<text:span text:style-name="T17">terromperlo c</text:span>ostantem<text:span text:style-name="T11">ente.</text:span></text:p>
      <text:p text:style-name="P5">Passando ad esaminare altre abilità del boss troviamo le <text:span text:style-name="T19">SPORE INFESTANTI:</text:span><text:span text:style-name="T12"> infligge 4.000 danni natura ogni secondo su tutti i personaggi. Si accumula fino a 10 volte e dura 3 secondi. Qui i curatori devono prestare la massima attenzione!. </text:span></text:p>
      <text:p text:style-name="P5"><text:soft-page-break/><text:span text:style-name="T12">Durante il combattimento appariranno sia funghi ostili che funghi amichevoli. Per quanto riguarda i </text:span><text:span text:style-name="T6">funghi amichevoli</text:span><text:span text:style-name="T12"> ci sono due tipologie di fungo:</text:span></text:p>
      <text:p text:style-name="P5"><text:span text:style-name="T12">- </text:span><text:span text:style-name="T22">FUNGO VIVENTE:</text:span><text:span text:style-name="T12"> se i curatori riescono a rigenerare tutta la vita di questo fungo si otterrà un effetto benefico chiamato </text:span><text:span text:style-name="T3">SPORE VIVENTI</text:span><text:span text:style-name="T12"> che rigenerano 23.000 salute ogni secondo a tutti i giocatori entro 20m.</text:span></text:p>
      <text:p text:style-name="P5"><text:span text:style-name="T12">- </text:span><text:span text:style-name="T22">FUNGO RINVIGORENTE:</text:span><text:span text:style-name="T12"> se i curatori riescono a rigenerare tutta la vita di questo fungo si otterrà un effetto benefico chiamato </text:span><text:span text:style-name="T3">SPORE RINVIGORENTI</text:span><text:span text:style-name="T12"> che aumentano la celerità del 30% e la rigenerazione del mana.</text:span></text:p>
      <text:p text:style-name="P5"><text:span text:style-name="T12">Questi due funghi dopo un po' di tempo </text:span><text:span text:style-name="T15">che sono a full vita</text:span><text:span text:style-name="T12"> casteranno </text:span><text:span text:style-name="T3">RINSECCHIMENTO</text:span><text:span text:style-name="T12">. Il fungo si secca e muore rapidamente. La velocità di rinsecchimento aumenta nel tempo.</text:span></text:p>
      <text:p text:style-name="P5"><text:span text:style-name="T12">Per quanto riguarda i </text:span><text:span text:style-name="T26">funghi ostili</text:span><text:span text:style-name="T5"> </text:span><text:span text:style-name="T12">ci sono due tipologie di fungo:</text:span></text:p>
      <text:p text:style-name="P5"><text:span text:style-name="T12">- </text:span><text:span text:style-name="T23">FUNGO DELLA MENTE:</text:span><text:span text:style-name="T12"> </text:span><text:span text:style-name="T14">ha la capacità di entrare nelle vene dei giocatori, raggiungendo il cervello e riducendo la velocità di lancio degli incantesimi</text:span><text:span text:style-name="T12"> </text:span><text:span text:style-name="T14">del 75%.</text:span></text:p>
      <text:p text:style-name="P10">Hanno poca vita e possono essere uccisi in fretta. Appena escono focussarli subito.</text:p>
      <text:p text:style-name="P5"><text:span text:style-name="T12">- </text:span><text:span text:style-name="T23">SPARASPORE:</text:span><text:span text:style-name="T12"> </text:span><text:span text:style-name="T14">spara una spora esplosiva contro un bersaglio nemico casuale infliggendo 50.000 danni natura entro 8 m all'impatto. I dps ranged devono provare ad assorbire il danno (se colpisce i player a melee probabilmente moriranno in molti!).</text:span></text:p>
      <text:p text:style-name="P10"/>
      <text:p text:style-name="P6"><text:span text:style-name="T12">Ci sono molte cose variabili in questo combattimento, ma la cosa fondamentale è un </text:span><text:span text:style-name="T16">buon utilizzo del LANCIAFIAMME!</text:span><text:span text:style-name="T12"> </text:span></text:p>
      <text:p text:style-name="P6"><text:span text:style-name="T12">I curatori devono cercare sempre di fullare il </text:span><text:span text:style-name="T22">FUNGO VIVENTE</text:span><text:span text:style-name="T5"> </text:span><text:span text:style-name="T12">in modo da otterene le spore che curano tutto il party con un favoloso aoe. Appena è stato curato questo fungo si deve cercare di rimanere tutti entro i 20m al fine di poter beneficiare della cura. </text:span></text:p>
      <text:p text:style-name="P10">I dps devono proteggere i curatori, cercare di non fare arrivare gli add a loro specialmente i funghi della mente. Mantenere la zona intorno al boss sempre pulita, utilizzare al meglio il lanciafiamme (attenzione che se si riscalda ha un cd).</text:p>
      <text:p text:style-name="P12">La meccanica principale di questo combattimento è cambiare rapidamente il bersaglio.</text:p>
      <text:p text:style-name="P10"/>
      <text:p text:style-name="P13">RICORDA:</text:p>
      <text:p text:style-name="P9">I tank devono attirare l'attenzione dei <text:span text:style-name="T25">MANGIATORI DI CARNE FUNGINI</text:span> che arrivano dal mare e interrompere <text:span text:style-name="T7">DECADENZA</text:span>.</text:p>
      <text:p text:style-name="P9">I dps devono interrompere <text:span text:style-name="T7">DECADENZA</text:span><text:span text:style-name="T2"> </text:span>lanciata dai <text:span text:style-name="T7">MANGIATORI DI CARNE</text:span><text:span text:style-name="T2"> </text:span><text:span text:style-name="T7">FUNGINI</text:span> e intercettare i danni di <text:span text:style-name="T7">TIRO DI SPORE</text:span> affinché non colpiscano altri personaggi, per evitare il diffondersi dei danni.</text:p>
      <text:p text:style-name="P14">I curatori devono curare i <text:span text:style-name="T9">funghi amichevoli</text:span> per potenziare al massimo i loro effetti benefici. Quando la loro salute è al massimo, iniziano ad avvizzire e a morire a velocità aumentata. Continuare a curarli per mantenere attivi gli effetti benefici. </text:p>
      <text:p text:style-name="P9">Se la salute dei funghi viventi viene rigenerata completamente si ottengono le <text:span text:style-name="T10">SPORE VIVENTI</text:span>, utili per sopravvivere ai danni inflitti dalle <text:span text:style-name="T8">SPORE INFESTANTI</text:span>. </text:p>
      <text:p text:style-name="P11"><text:soft-page-break/></text:p>
      <text:p text:style-name="P11"/>
      <text:p text:style-name="P3"/>
      <text:p text:style-name="P8"/>
      <text:p text:style-name="P7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11T17:05:33.870157631</meta:creation-date>
    <dc:date>2014-11-11T20:44:23.597766057</dc:date>
    <meta:editing-duration>PT38M45S</meta:editing-duration>
    <meta:editing-cycles>4</meta:editing-cycles>
    <meta:generator>LibreOffice/4.3.3.1.0$Linux_X86_64 LibreOffice_project/430m0$Build-1</meta:generator>
    <meta:document-statistic meta:table-count="0" meta:image-count="0" meta:object-count="0" meta:page-count="3" meta:paragraph-count="25" meta:word-count="891" meta:character-count="5542" meta:non-whitespace-character-count="4669"/>
  </office:meta>
</office:document-meta>
</file>